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color="#000000" style:font-name="Liberation Serif" fo:font-style="normal" fo:font-weight="normal" officeooo:rsid="0083b5db" officeooo:paragraph-rsid="000af00e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officeooo:rsid="0088a3c9" officeooo:paragraph-rsid="000af00e"/>
    </style:style>
    <style:style style:name="P3" style:family="paragraph" style:parent-style-name="Standard">
      <style:text-properties fo:color="#000000" style:font-name="Liberation Serif" fo:font-style="normal" fo:font-weight="normal" officeooo:rsid="0083b5db" officeooo:paragraph-rsid="000af00e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color="#000000" style:font-name="Liberation Serif" fo:font-style="normal" fo:font-weight="normal" officeooo:rsid="0084cd8e" officeooo:paragraph-rsid="000af00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000000" style:font-name="Liberation Serif" fo:font-style="normal" fo:font-weight="normal" officeooo:rsid="00852e37" officeooo:paragraph-rsid="000af00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000000" style:font-name="Liberation Serif" fo:font-style="normal" fo:font-weight="normal" officeooo:rsid="008628be" officeooo:paragraph-rsid="000af00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style:font-name="Liberation Serif" fo:font-style="italic" fo:font-weight="normal" officeooo:rsid="00852e37" officeooo:paragraph-rsid="000af00e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color="#000000" style:font-name="Liberation Serif" fo:font-style="italic" fo:font-weight="normal" officeooo:rsid="008628be" officeooo:paragraph-rsid="000af00e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color="#000000" style:font-name="Liberation Serif" fo:font-style="italic" fo:font-weight="normal" officeooo:rsid="00a6bcfd" officeooo:paragraph-rsid="000af00e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officeooo:rsid="008628be" officeooo:paragraph-rsid="000af00e"/>
    </style:style>
    <style:style style:name="P11" style:family="paragraph" style:parent-style-name="Standard">
      <style:text-properties officeooo:rsid="0087af18" officeooo:paragraph-rsid="000af00e"/>
    </style:style>
    <style:style style:name="T1" style:family="text">
      <style:text-properties officeooo:rsid="03867e32"/>
    </style:style>
    <style:style style:name="T2" style:family="text">
      <style:text-properties officeooo:rsid="0241a2e6"/>
    </style:style>
    <style:style style:name="T3" style:family="text">
      <style:text-properties officeooo:rsid="024333b4"/>
    </style:style>
    <style:style style:name="T4" style:family="text">
      <style:text-properties officeooo:rsid="017080dc"/>
    </style:style>
    <style:style style:name="T5" style:family="text">
      <style:text-properties officeooo:rsid="0243b2d6"/>
    </style:style>
    <style:style style:name="T6" style:family="text">
      <style:text-properties officeooo:rsid="0087af18"/>
    </style:style>
    <style:style style:name="T7" style:family="text">
      <style:text-properties officeooo:rsid="0088a3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<text:span text:style-name="T1">Я</text:span> не мог позволить этой действительности поломать мою систему выживания в пустоте. </text:p>
      <text:p text:style-name="P3"><text:span text:style-name="T2">Поэтому по в</text:span>оскресень<text:span text:style-name="T2">ям</text:span> я отправлялся на пляж.</text:p>
      <text:p text:style-name="P3">Я вытаскивал две фанерные скамейки к <text:span text:style-name="T2">железной</text:span> сетк<text:span text:style-name="T2">е</text:span> — подальше от свободных, и целый день принимал солнечные ванны, с перерывом на обед и когда покличут идти получать свой шприц в задницу.</text:p>
      <text:p text:style-name="P3"><text:span text:style-name="T3">Так</text:span> я лежал там <text:span text:style-name="T3">целый день </text:span>с закрытыми глазами <text:span text:style-name="T3">под жарким солнцем</text:span>, <text:span text:style-name="T3">а</text:span> окружающий шумовой фон в точности воссоздавал вопли и визги переполненного летнего пляжа.</text:p>
      <text:p text:style-name="P3">При поступлении в пятую палату, вместо трусов мне выдали длинные кальсоны с завязками, <text:span text:style-name="T3">которые</text:span> невозможно закатать выше колен. На пляже я снимал их , <text:span text:style-name="T3">а</text:span> свои чресла обматывал майкой.</text:p>
      <text:p text:style-name="P4">В одно из воскресений дежурила заведующая и <text:s/>до глубины души <text:span text:style-name="T3">вознегодовала на</text:span> фривольность моего костюма:</text:p>
      <text:p text:style-name="P4">- И это человек с высшим образованием!</text:p>
      <text:p text:style-name="P4">Как она <text:span text:style-name="T3">вычислила</text:span>, что под майкой <text:span text:style-name="T3">нет</text:span> ничего <text:span text:style-name="T3">кроме голого меня</text:span>? </text:p>
      <text:p text:style-name="P4">Ей помогла детская считалочка: если пижама под головой, а измазанные сукровицей кальсоны на спинке скамейки — что осталось на трубе <text:span text:style-name="T3">после</text:span> гульфика?</text:p>
      <text:p text:style-name="P4"/>
      <text:p text:style-name="P4">Через день после её оглашения <text:span text:style-name="T3">о</text:span> моё<text:span text:style-name="T3">м</text:span> подмоче<text:span text:style-name="T3">н</text:span>но<text:span text:style-name="T3">м</text:span> вузом прошло<text:span text:style-name="T1">м</text:span>, ко мне подошёл Таратун, из новой волны больных. </text:p>
      <text:p text:style-name="P4">Он пригласил меня посотрудничать в деле создания ядерной бомбы, где у них уже есть хорошая рабочая группа.</text:p>
      <text:p text:style-name="P4">Я отказался под предлогом, что опять придётся расщеплять эти долбанные ядра — ну, их, не хочу! </text:p>
      <text:p text:style-name="P4">Больше он не подходил.</text:p>
      <text:p text:style-name="P4"/>
      <text:p text:style-name="P4">Среди медбратьев тоже появились новенькие — один мужик невысокого роста с красивой шевелюрой из мелко кудрявых рыжих волос и перебитой правой ногой. Или она короче оказалась, но он сильно на неё припадал.</text:p>
      <text:p text:style-name="P4">Другой — стройный черноволосый юноша в безукоризненно белом халате. </text:p>
      <text:p text:style-name="P4">Он там единственный называл меня на «вы» и собирался поступать в какой-то медицинский институт в Ленинграде. А пока что делал мне уколы поверх спущенных штанов и кальсонов и сочувственно приговаривал, что просто места уже не осталось куда колоть — потому и кровит.</text:p>
      <text:p text:style-name="P4">Однажды вечером, когда мы с гиканьем вернулись с Площадки, тот голый <text:span text:style-name="T1">обожжённый солнцем </text:span>качок — весь потный и облипший пылью, прижался к двери «манипуляционный кабинет» в холле перед палатой наблюдения.</text:p>
      <text:p text:style-name="P5">Юноша-медбрат, <text:span text:style-name="T1">дабы</text:span> не <text:span text:style-name="T1">пачкать белоснежность своего </text:span>халат<text:span text:style-name="T1">а,</text:span> отогнал его прочь высокими пинками чёрных начищенных туфлей.</text:p>
      <text:p text:style-name="P5">- Вы представляете? Теперь дверь придётся мыть.</text:p>
      <text:p text:style-name="P5">Мне в тот момент показалось, что я понимаю голого качка — прижаться истёрзанным зноем телом к такой чистой, источающей прохладу двери; пусть хоть и заперта...</text:p>
      <text:p text:style-name="P5"/>
      <text:p text:style-name="P5">У Герберта Уэльса есть роман — «Когда спящий проснётся».</text:p>
      <text:p text:style-name="P5">Спящий бритоголовый Саша проснулся на койке под навесом и, не открывая глаз, сказал»</text:p>
      <text:p text:style-name="P5">- До чего смешная фамилия — Таратун.</text:p>
      <text:p text:style-name="P5">Секунду спустя на Площадке раздались крики медбрата. </text:p>
      <text:p text:style-name="P5">Я повернул голову: звякнув сеткой, Таратун преодолел её двухметровую высоту и — был таков.</text:p>
      <text:p text:style-name="P5">Медбрат, припадая на правую ногу подбежал следом, но — куда ему! Даже и пытаться не <text:soft-page-break/>стал.</text:p>
      <text:p text:style-name="P5">Он отдал свой халат другому медбрату и ушёл. Вскоре появился медбрат ему на подмену.</text:p>
      <text:p text:style-name="P5">Площадка пребывала в возбуждении до самого вечера, даже дрочить перестали.</text:p>
      <text:p text:style-name="P5">Перед помывкой ног явился колченогий рыжий — довольный, как слон; он поймал этого падлу!</text:p>
      <text:p text:style-name="P5">Мы поднялись в отделение и заглянули в шестую палату, где Таратун уже лежал на койке прификсированный и умиротворённый <text:span text:style-name="T3">полученным</text:span> уколом серы.</text:p>
      <text:p text:style-name="P5">Он затягивался сигаретным дымом из бычка, который кто-то из полудурков держал перед его губами и негромко повествовал.</text:p>
      <text:p text:style-name="P5">Он убежал на окраину города и затаился в кустах глубокого оврага; его никто не видел, там вообще и хат нет. Как этот рыжий падла его нашёл?</text:p>
      <text:p text:style-name="P5"/>
      <text:p text:style-name="P7"><text:span text:style-name="T4">(...а</text:span> меня снедáла грусть-тоска. </text:p>
      <text:p text:style-name="P7">То есть, они там зациклились на своей шизофрении с монографиями, а тут открываются неоглядные горизонты непостижимых человеческих возможностей.</text:p>
      <text:p text:style-name="P7">Как спящий Саша узнал о предстоящем побеге Таратуна за несколько секунд до его совершения?</text:p>
      <text:p text:style-name="P8">Что привело рыжего в нужный овраг и именно к тому кусту, за которым скрывался беглец?</text:p>
      <text:p text:style-name="P9">На некоторые вопросы я так и не смогу узнать ответа. </text:p>
      <text:p text:style-name="P9">Никогда...</text:p>
      <text:p text:style-name="P8">А остальным до них и дела нет...<text:span text:style-name="T4">)</text:span></text:p>
      <text:p text:style-name="P8"/>
      <text:p text:style-name="P6">Среди представителей новой волны, <text:span text:style-name="T5">этот о</text:span>забоченно исхудалый высокий черноволосый молодой человек <text:s/>выделялся нормальным выражением лица, <text:span text:style-name="T5">но </text:span>он легко возбуждался от слов.</text:p>
      <text:p text:style-name="P6">Один раз <text:span text:style-name="T5">начал мне</text:span> говорить о каких-то фашистах готовых идти по трупам для достижения <text:span text:style-name="T5">того,</text:span> чего хотят. Я пожал плечами и сказал:</text:p>
      <text:p text:style-name="P6">- Цель оправдывает средства.</text:p>
      <text:p text:style-name="P6">А он решил, что <text:span text:style-name="T4">это </text:span>я оправдываю тех <text:span text:style-name="T4">самых </text:span>фашистов и очень вспылил, но меня не ударил.</text:p>
      <text:p text:style-name="P6">Он, кстати, тоже из строителей и его забрали прямо со стройки, в восемь часов вечера.</text:p>
      <text:p text:style-name="P6">- У вас две смены?</text:p>
      <text:p text:style-name="P6">- Нет, мы до пяти, просто зашёл посмотреть, спланировать свою работу на завтра.</text:p>
      <text:p text:style-name="P6">Ну, дорогой! Ты после пяти пришёл на рабочее место? </text:p>
      <text:p text:style-name="P6">Они правы — твоё место здесь.</text:p>
      <text:p text:style-name="P10"/>
      <text:p text:style-name="P10">Ах, да! На Площадке была ещё музыка!</text:p>
      <text:p text:style-name="P10">Её делал больной баянист своим репертуаром из двух-трёх песен: «По Дону гуляет», «Ты — <text:s/>лягавый, я — блатной» и... кажется всё.</text:p>
      <text:p text:style-name="P10">Их исполнение он начинал утром, с интервалом в час, но тот всё укорачивался и <text:span text:style-name="T5">к </text:span>вечер<text:span text:style-name="T5">у</text:span> они уже шли подряд. Тем самым, он достиг совершенной виртуозности исполнения, к которому вечером добавлялось и пение, тоже без ошибок.</text:p>
      <text:p text:style-name="P10"/>
      <text:p text:style-name="P10">Этой парой песен баянист доводил Площадку до экстатично оргиастичного состояния, превращая нас к вечеру в едины<text:span text:style-name="T6">й</text:span> организм, где каждый орган делает что ему положено. </text:p>
      <text:p text:style-name="P10">Кто хором подпевал, кто пускался в пляс; даже <text:span text:style-name="T5">абсолютно свободные в их керамическом потресканом загаре начинали визжать как-то в такт.</text:span></text:p>
      <text:p text:style-name="P11">Я видел пожилую медсестру, <text:span text:style-name="T5">поддавшись</text:span> порыв<text:span text:style-name="T5">у</text:span> общего восторга, она тоже плясала и эйкала в кругу полудурков под жёлтой лампочкой в летних сумерках.</text:p>
      <text:p text:style-name="P11">Такая эйфория накатывала не ежедневно, но накатывала.</text:p>
      <text:p text:style-name="P11">Потом баяниста выписали — его сорокопятидневка истекла.</text:p>
      <text:p text:style-name="P11">Два дня нам чего-то не хватало. Но вдруг после обеда, смущённо улыбаясь он вновь появился в калитке, потому что утром одел галстук и пошёл в горисполком указывать им на их ошибки <text:soft-page-break/>в руководстве городом Ромны.</text:p>
      <text:p text:style-name="P11"/>
      <text:p text:style-name="P11">Ваня Король был бы вполне нормальным, но фамилия довела его до мании величия и вот он среди нас, один из нас, но с монаршими замашками.</text:p>
      <text:p text:style-name="P11">Мало ему четвёртого отделения за щелями в заборе, он — гурман. Людовик-Солнце.</text:p>
      <text:p text:style-name="P11">Дождался, когда из строящейся одноэтажки за сеткой покажутся штукатурши в спецовках заляпанных раствором, зашёл в сортир меж трёх жестяных стенок и, поглядывая сквозь щели в жести на баб в рабочем, размашисто гоняет ладонью по члену — <text:s/>туда-сюда — стоя в профиль к остальной Площадке. </text:p>
      <text:p text:style-name="P11">И это пример для подданных?</text:p>
      <text:p text:style-name="P11">Достигнув чего хотел, он опустошённо покидает сортир.</text:p>
      <text:p text:style-name="P11"><text:span text:style-name="T5">Тем временем, о</text:span>дна из штукатурш взяла щётку для побелки, положи<text:span text:style-name="T5">ла</text:span> на крылечко <text:span text:style-name="T5">стройки и начала</text:span> <text:span text:style-name="T5">подрубать топором, типа, равняет, а может и в отместку</text:span>.</text:p>
      <text:p text:style-name="P2"><text:s/>Мужской голос прорезал какофонию джунглей Площадки</text:p>
      <text:p text:style-name="P11">- Доску подложи! <text:span text:style-name="T7">Б</text:span>етон рубишь, дура!</text:p>
      <text:p text:style-name="P2">Она никак не ждала указаний с этой стороны, думала тут одни керамические.</text:p>
      <text:p text:style-name="P2">Просто я не люблю, когда портят инструмент.</text:p>
      <text:p text:style-name="P2">Наверное, это у меня фамильно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2:31:51.200109861</meta:creation-date>
    <dc:date>2017-03-03T12:31:56.443098446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68" meta:word-count="1035" meta:character-count="6689" meta:non-whitespace-character-count="5686"/>
    <meta:generator>LibreOffice/4.3.3.2$Linux_x86 LibreOffice_project/430m0$Build-2</meta:generator>
  </office:meta>
</office:document-meta>
</file>